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avid CLM1" svg:font-family="'David CLM'"/>
    <style:font-face style:name="Deja Vu" svg:font-family="'Deja Vu'"/>
    <style:font-face style:name="DejaVu Math TeX Gyre" svg:font-family="'DejaVu Math TeX Gyre'"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center" style:justify-single-word="false" style:shadow="none"/>
      <style:text-properties style:font-name="DejaVu Sans" fo:font-size="12pt" style:text-underline-style="none" fo:font-weight="normal" officeooo:rsid="000ade8c" officeooo:paragraph-rsid="000ade8c" style:font-size-asian="12pt" style:font-weight-asian="normal" style:font-size-complex="12pt" style:font-weight-complex="normal"/>
    </style:style>
    <style:style style:name="P2" style:family="paragraph" style:parent-style-name="Standard">
      <style:paragraph-properties fo:line-height="200%" style:shadow="none"/>
      <style:text-properties style:font-name="DejaVu Sans" fo:font-size="12pt" style:text-underline-style="none" fo:font-weight="normal" officeooo:rsid="001bfd18" officeooo:paragraph-rsid="001bfd18" style:font-size-asian="12pt" style:font-weight-asian="normal" style:font-size-complex="12pt" style:font-weight-complex="normal"/>
    </style:style>
    <style:style style:name="P3" style:family="paragraph" style:parent-style-name="Standard">
      <style:paragraph-properties fo:line-height="200%" style:shadow="none"/>
      <style:text-properties style:font-name="DejaVu Sans" fo:font-size="12pt" style:text-underline-style="none" style:font-size-asian="12pt" style:font-size-complex="12pt"/>
    </style:style>
    <style:style style:name="P4" style:family="paragraph" style:parent-style-name="Standard">
      <style:paragraph-properties fo:line-height="200%" style:shadow="none"/>
      <style:text-properties style:font-name="DejaVu Sans" fo:font-size="12pt" style:text-underline-style="none" officeooo:rsid="0021d46b" officeooo:paragraph-rsid="003e8bf2" style:font-size-asian="12pt" style:font-size-complex="12pt"/>
    </style:style>
    <style:style style:name="P5" style:family="paragraph" style:parent-style-name="Standard">
      <style:paragraph-properties fo:line-height="200%" style:shadow="none"/>
      <style:text-properties style:font-name="DejaVu Sans" fo:font-size="12pt" style:text-underline-style="none" officeooo:rsid="0021d46b" officeooo:paragraph-rsid="0021d46b" style:font-size-asian="12pt" style:font-size-complex="12pt"/>
    </style:style>
    <style:style style:name="P6" style:family="paragraph" style:parent-style-name="Standard">
      <style:paragraph-properties fo:line-height="200%" style:shadow="none"/>
      <style:text-properties style:font-name="DejaVu Sans" fo:font-size="12pt" style:text-underline-style="none" officeooo:rsid="0021d46b" officeooo:paragraph-rsid="0028a5c7" style:font-size-asian="12pt" style:font-size-complex="12pt"/>
    </style:style>
    <style:style style:name="P7" style:family="paragraph" style:parent-style-name="Standard">
      <style:paragraph-properties fo:line-height="200%" style:shadow="none"/>
      <style:text-properties style:font-name="DejaVu Sans" fo:font-size="12pt" style:text-underline-style="none" officeooo:rsid="0021d46b" officeooo:paragraph-rsid="003b8943" style:font-size-asian="12pt" style:font-size-complex="12pt"/>
    </style:style>
    <style:style style:name="P8" style:family="paragraph" style:parent-style-name="Standard">
      <style:paragraph-properties fo:line-height="200%" style:shadow="none"/>
      <style:text-properties style:font-name="DejaVu Sans" fo:font-size="12pt" style:text-underline-style="none" officeooo:rsid="0021d46b" officeooo:paragraph-rsid="002f527f" style:font-size-asian="12pt" style:font-size-complex="12pt"/>
    </style:style>
    <style:style style:name="P9" style:family="paragraph" style:parent-style-name="Standard">
      <style:paragraph-properties fo:line-height="200%" style:shadow="none"/>
      <style:text-properties style:font-name="DejaVu Sans" fo:font-size="12pt" style:text-underline-style="none" officeooo:rsid="0021d46b" officeooo:paragraph-rsid="004b838d" style:font-size-asian="12pt" style:font-size-complex="12pt"/>
    </style:style>
    <style:style style:name="P10" style:family="paragraph" style:parent-style-name="Standard">
      <style:paragraph-properties fo:line-height="200%" style:shadow="none"/>
      <style:text-properties style:font-name="DejaVu Sans" fo:font-size="12pt" style:text-underline-style="none" officeooo:rsid="0021d46b" officeooo:paragraph-rsid="004b9ecc" style:font-size-asian="12pt" style:font-size-complex="12pt"/>
    </style:style>
    <style:style style:name="P11" style:family="paragraph" style:parent-style-name="Standard">
      <style:paragraph-properties fo:line-height="200%" style:shadow="none"/>
      <style:text-properties style:font-name="DejaVu Sans" fo:font-size="12pt" style:text-underline-style="none" officeooo:rsid="0021d46b" officeooo:paragraph-rsid="0055dd20" style:font-size-asian="12pt" style:font-size-complex="12pt"/>
    </style:style>
    <style:style style:name="P12" style:family="paragraph" style:parent-style-name="Standard">
      <style:paragraph-properties fo:line-height="200%" fo:text-align="justify" style:justify-single-word="false" style:shadow="none"/>
      <style:text-properties style:font-name="DejaVu Sans" fo:font-size="12pt" fo:font-style="italic" style:text-underline-style="none" fo:font-weight="normal" officeooo:paragraph-rsid="0022004b" style:font-size-asian="12pt" style:font-style-asian="italic" style:font-weight-asian="normal" style:font-size-complex="12pt" style:font-style-complex="italic" style:font-weight-complex="normal"/>
    </style:style>
    <style:style style:name="P13" style:family="paragraph" style:parent-style-name="Standard">
      <style:paragraph-properties fo:line-height="200%" fo:padding-left="0in" fo:padding-right="0in" fo:padding-top="0in" fo:padding-bottom="0.0291in" fo:border-left="none" fo:border-right="none" fo:border-top="none" fo:border-bottom="0.06pt solid #000000" style:shadow="none" style:join-border="false"/>
      <style:text-properties style:font-name="DejaVu Sans" fo:font-size="12pt" style:text-underline-style="none" fo:font-weight="bold" officeooo:rsid="00143743" officeooo:paragraph-rsid="00143743" style:font-size-asian="12pt" style:font-weight-asian="bold" style:font-size-complex="12pt" style:font-weight-complex="bold"/>
    </style:style>
    <style:style style:name="P14" style:family="paragraph" style:parent-style-name="Text_20_body">
      <style:paragraph-properties fo:line-height="200%" style:shadow="none"/>
      <style:text-properties style:font-name="DejaVu Sans" fo:font-size="12pt" style:text-underline-style="none" officeooo:rsid="0021d46b" officeooo:paragraph-rsid="004aa5f5" style:font-size-asian="12pt" style:font-size-complex="12pt"/>
    </style:style>
    <style:style style:name="P15" style:family="paragraph" style:parent-style-name="Text_20_body">
      <style:paragraph-properties fo:line-height="200%" style:shadow="none"/>
      <style:text-properties style:font-name="DejaVu Sans" fo:font-size="12pt" style:text-underline-style="none" officeooo:rsid="0021d46b" officeooo:paragraph-rsid="004b9ecc" style:font-size-asian="12pt" style:font-size-complex="12pt"/>
    </style:style>
    <style:style style:name="P16" style:family="paragraph" style:parent-style-name="Text_20_body">
      <style:paragraph-properties fo:line-height="200%" style:shadow="none"/>
      <style:text-properties style:font-name="DejaVu Sans" fo:font-size="12pt" style:text-underline-style="none" officeooo:rsid="0021d46b" officeooo:paragraph-rsid="004cd06c" style:font-size-asian="12pt" style:font-size-complex="12pt"/>
    </style:style>
    <style:style style:name="P17" style:family="paragraph" style:parent-style-name="Text_20_body">
      <style:paragraph-properties fo:line-height="200%" style:shadow="none"/>
      <style:text-properties style:font-name="DejaVu Sans" fo:font-size="12pt" style:text-underline-style="none" officeooo:rsid="0021d46b" officeooo:paragraph-rsid="00519dfb" style:font-size-asian="12pt" style:font-size-complex="12pt"/>
    </style:style>
    <style:style style:name="P18" style:family="paragraph" style:parent-style-name="Text_20_body">
      <style:paragraph-properties fo:line-height="200%" style:shadow="none"/>
      <style:text-properties officeooo:paragraph-rsid="004aa5f5"/>
    </style:style>
    <style:style style:name="P19" style:family="paragraph" style:parent-style-name="Text_20_body">
      <style:paragraph-properties fo:line-height="200%" style:shadow="none"/>
      <style:text-properties officeooo:paragraph-rsid="004b9ec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8a5c7"/>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normal" officeooo:rsid="002db756" style:font-weight-asian="normal" style:font-weight-complex="normal"/>
    </style:style>
    <style:style style:name="T5" style:family="text">
      <style:text-properties style:text-underline-style="solid" style:text-underline-width="auto" style:text-underline-color="font-color" fo:font-weight="normal" officeooo:rsid="002f527f" style:font-weight-asian="normal" style:font-weight-complex="normal"/>
    </style:style>
    <style:style style:name="T6" style:family="text">
      <style:text-properties style:text-underline-style="solid" style:text-underline-width="auto" style:text-underline-color="font-color" fo:font-weight="normal" officeooo:rsid="004cd06c" style:font-weight-asian="normal" style:font-weight-complex="normal"/>
    </style:style>
    <style:style style:name="T7" style:family="text">
      <style:text-properties style:text-underline-style="solid" style:text-underline-width="auto" style:text-underline-color="font-color" fo:font-weight="normal" officeooo:rsid="00519dfb" style:font-weight-asian="normal" style:font-weight-complex="normal"/>
    </style:style>
    <style:style style:name="T8" style:family="text">
      <style:text-properties officeooo:rsid="0012fb69"/>
    </style:style>
    <style:style style:name="T9" style:family="text">
      <style:text-properties fo:font-style="italic" officeooo:rsid="0012fb69" style:font-style-asian="italic" style:font-style-complex="italic"/>
    </style:style>
    <style:style style:name="T10" style:family="text">
      <style:text-properties officeooo:rsid="00150032"/>
    </style:style>
    <style:style style:name="T11" style:family="text">
      <style:text-properties officeooo:rsid="001514fa"/>
    </style:style>
    <style:style style:name="T12" style:family="text">
      <style:text-properties fo:font-weight="bold" style:font-weight-asian="bold" style:font-weight-complex="bold"/>
    </style:style>
    <style:style style:name="T13" style:family="text">
      <style:text-properties fo:font-weight="bold" officeooo:rsid="0028a5c7" style:font-weight-asian="bold" style:font-weight-complex="bold"/>
    </style:style>
    <style:style style:name="T14" style:family="text">
      <style:text-properties fo:font-weight="bold" officeooo:rsid="002b9f40" style:font-weight-asian="bold" style:font-weight-complex="bold"/>
    </style:style>
    <style:style style:name="T15" style:family="text">
      <style:text-properties fo:font-weight="bold" officeooo:rsid="002f527f" style:font-weight-asian="bold" style:font-weight-complex="bold"/>
    </style:style>
    <style:style style:name="T16" style:family="text">
      <style:text-properties fo:font-weight="bold" officeooo:rsid="003b8943" style:font-weight-asian="bold" style:font-weight-complex="bold"/>
    </style:style>
    <style:style style:name="T17" style:family="text">
      <style:text-properties officeooo:rsid="001e64ab"/>
    </style:style>
    <style:style style:name="T18" style:family="text">
      <style:text-properties officeooo:rsid="0021d46b"/>
    </style:style>
    <style:style style:name="T19" style:family="text">
      <style:text-properties officeooo:rsid="0022004b"/>
    </style:style>
    <style:style style:name="T20" style:family="text">
      <style:text-properties officeooo:rsid="00295c4e"/>
    </style:style>
    <style:style style:name="T21" style:family="text">
      <style:text-properties fo:font-weight="normal" style:font-weight-asian="normal" style:font-weight-complex="normal"/>
    </style:style>
    <style:style style:name="T22" style:family="text">
      <style:text-properties fo:font-weight="normal" officeooo:rsid="002b9f40" style:font-weight-asian="normal" style:font-weight-complex="normal"/>
    </style:style>
    <style:style style:name="T23" style:family="text">
      <style:text-properties fo:font-weight="normal" officeooo:rsid="002bcc37" style:font-weight-asian="normal" style:font-weight-complex="normal"/>
    </style:style>
    <style:style style:name="T24" style:family="text">
      <style:text-properties fo:font-weight="normal" officeooo:rsid="002db756" style:font-weight-asian="normal" style:font-weight-complex="normal"/>
    </style:style>
    <style:style style:name="T25" style:family="text">
      <style:text-properties fo:font-weight="normal" officeooo:rsid="00150032" style:font-weight-asian="normal" style:font-weight-complex="normal"/>
    </style:style>
    <style:style style:name="T26" style:family="text">
      <style:text-properties fo:font-weight="normal" officeooo:rsid="002f527f" style:font-weight-asian="normal" style:font-weight-complex="normal"/>
    </style:style>
    <style:style style:name="T27" style:family="text">
      <style:text-properties fo:font-weight="normal" officeooo:rsid="00399829" style:font-weight-asian="normal" style:font-weight-complex="normal"/>
    </style:style>
    <style:style style:name="T28" style:family="text">
      <style:text-properties fo:font-weight="normal" officeooo:rsid="003b8943" style:font-weight-asian="normal" style:font-weight-complex="normal"/>
    </style:style>
    <style:style style:name="T29" style:family="text">
      <style:text-properties fo:font-weight="normal" officeooo:rsid="003cb471" style:font-weight-asian="normal" style:font-weight-complex="normal"/>
    </style:style>
    <style:style style:name="T30" style:family="text">
      <style:text-properties fo:font-weight="normal" officeooo:rsid="004aa5f5" style:font-weight-asian="normal" style:font-weight-complex="normal"/>
    </style:style>
    <style:style style:name="T31" style:family="text">
      <style:text-properties fo:font-weight="normal" officeooo:rsid="004b838d" style:font-weight-asian="normal" style:font-weight-complex="normal"/>
    </style:style>
    <style:style style:name="T32" style:family="text">
      <style:text-properties fo:font-weight="normal" officeooo:rsid="004b9ecc" style:font-weight-asian="normal" style:font-weight-complex="normal"/>
    </style:style>
    <style:style style:name="T33" style:family="text">
      <style:text-properties fo:font-weight="normal" officeooo:rsid="004bf3d6" style:font-weight-asian="normal" style:font-weight-complex="normal"/>
    </style:style>
    <style:style style:name="T34" style:family="text">
      <style:text-properties fo:font-weight="normal" officeooo:rsid="004cd06c" style:font-weight-asian="normal" style:font-weight-complex="normal"/>
    </style:style>
    <style:style style:name="T35" style:family="text">
      <style:text-properties fo:font-weight="normal" officeooo:rsid="00519dfb" style:font-weight-asian="normal" style:font-weight-complex="normal"/>
    </style:style>
    <style:style style:name="T36" style:family="text">
      <style:text-properties fo:font-weight="normal" officeooo:rsid="0055dd20" style:font-weight-asian="normal" style:font-weight-complex="normal"/>
    </style:style>
    <style:style style:name="T37" style:family="text">
      <style:text-properties officeooo:rsid="00335edc"/>
    </style:style>
    <style:style style:name="T38" style:family="text">
      <style:text-properties officeooo:rsid="00347aad"/>
    </style:style>
    <style:style style:name="T39" style:family="text">
      <style:text-properties officeooo:rsid="0036822c"/>
    </style:style>
    <style:style style:name="T40" style:family="text">
      <style:text-properties officeooo:rsid="0037cf27"/>
    </style:style>
    <style:style style:name="T41" style:family="text">
      <style:text-properties officeooo:rsid="003b8943"/>
    </style:style>
    <style:style style:name="T42" style:family="text">
      <style:text-properties officeooo:rsid="00143743"/>
    </style:style>
    <style:style style:name="T43" style:family="text">
      <style:text-properties officeooo:rsid="0047ad7e"/>
    </style:style>
    <style:style style:name="T44" style:family="text">
      <style:text-properties style:font-name="DejaVu Sans"/>
    </style:style>
    <style:style style:name="T45" style:family="text">
      <style:text-properties style:font-name="DejaVu Sans" fo:font-size="12pt" style:text-underline-style="none" fo:font-weight="normal" officeooo:rsid="002f527f" style:font-size-asian="12pt" style:font-weight-asian="normal" style:font-size-complex="12pt" style:font-weight-complex="normal"/>
    </style:style>
    <style:style style:name="T46" style:family="text">
      <style:text-properties style:font-name="DejaVu Sans" fo:font-size="12pt" style:text-underline-style="none" fo:font-weight="normal" officeooo:rsid="004b9ecc" style:font-size-asian="12pt" style:font-weight-asian="normal" style:font-size-complex="12pt" style:font-weight-complex="normal"/>
    </style:style>
    <style:style style:name="T47" style:family="text">
      <style:text-properties style:font-name="DejaVu Sans" fo:font-size="12pt" style:text-underline-style="none" fo:font-weight="normal" officeooo:rsid="004cd06c" style:font-size-asian="12pt" style:font-weight-asian="normal" style:font-size-complex="12pt" style:font-weight-complex="normal"/>
    </style:style>
    <style:style style:name="T48" style:family="text">
      <style:text-properties style:font-name="DejaVu Sans" fo:font-size="12pt" style:text-underline-style="none" fo:font-weight="normal" officeooo:rsid="00519dfb" style:font-size-asian="12pt" style:font-weight-asian="normal" style:font-size-complex="12pt" style:font-weight-complex="normal"/>
    </style:style>
    <style:style style:name="T49" style:family="text">
      <style:text-properties style:font-name="DejaVu Sans" fo:font-size="12pt" style:text-underline-style="none" fo:font-weight="normal" officeooo:rsid="005501e2" style:font-size-asian="12pt" style:font-weight-asian="normal" style:font-size-complex="12pt" style:font-weight-complex="normal"/>
    </style:style>
    <style:style style:name="T50" style:family="text">
      <style:text-properties style:font-name="DejaVu Sans" fo:font-size="12pt" style:text-underline-style="solid" style:text-underline-width="auto" style:text-underline-color="font-color" fo:font-weight="normal" officeooo:rsid="002f527f" style:font-size-asian="12pt" style:font-weight-asian="normal" style:font-size-complex="12pt" style:font-weight-complex="normal"/>
    </style:style>
    <style:style style:name="T51" style:family="text">
      <style:text-properties style:font-name="DejaVu Sans" style:text-underline-style="solid" style:text-underline-width="auto" style:text-underline-color="font-color"/>
    </style:style>
    <style:style style:name="T52" style:family="text">
      <style:text-properties officeooo:rsid="00496164"/>
    </style:style>
    <style:style style:name="T53" style:family="text">
      <style:text-properties officeooo:rsid="00574762"/>
    </style:style>
    <style:style style:name="T54" style:family="text">
      <style:text-properties officeooo:rsid="005af512"/>
    </style:style>
    <style:style style:name="T55" style:family="text">
      <style:text-properties officeooo:rsid="005b5ada"/>
    </style:style>
    <style:style style:name="T56" style:family="text">
      <style:text-properties officeooo:rsid="005d99c5"/>
    </style:style>
    <style:style style:name="T57" style:family="text">
      <style:text-properties officeooo:rsid="005f02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Extrait</text:span> de<text:span text:style-name="T8">s</text:span><text:span text:style-name="T9"> Misérables</text:span> (Victor Hugo)</text:p>
      <text:p text:style-name="P2">(a) analyser les propositions dans les phrases en gras. Faire toutes les remarques nécessaires.</text:p>
      <text:p text:style-name="P2">(b) analyser la nature <text:span text:style-name="T20">des phrases et </text:span>des propositions soulignées</text:p>
      <text:p text:style-name="P13"/>
      <text:p text:style-name="P12"><text:span text:style-name="T42"><text:tab/>Jean Valjean vient d’apprendre qu’un malheureux </text:span><text:span text:style-name="T19">nommé Champmathieu </text:span><text:span text:style-name="T42">risquait d’être condamné à sa place : doit-il se dénoncer ?</text:span></text:p>
      <text:p text:style-name="P3"><text:tab/><text:span text:style-name="T56">[…]</text:span> Il examina la situation et la trouva inouïe <text:span text:style-name="T52">[…] </text:span>|<text:span text:style-name="T10">|| </text:span><text:span text:style-name="T1">Il craignait</text:span> |<text:span text:style-name="T10">|| </text:span><text:span text:style-name="T1">qu’il n’entrât encore quelque chose</text:span>. Il se barricadait contre le possible.</text:p>
      <text:p text:style-name="P3"><text:tab/>Un moment après il souffla sa lumière. Elle le gênait. Il lui semblait |<text:span text:style-name="T10">|| </text:span><text:span text:style-name="T1">qu’on pouvait le voir</text:span>.</text:p>
      <text:p text:style-name="P3"><text:tab/>Qui, on ? <text:span text:style-name="T53">[…]</text:span> Sa conscience. Sa conscience, c’est-à-dire Dieu.</text:p>
      <text:p text:style-name="P3"><text:tab/><text:span text:style-name="T37">[…I]</text:span>l posa ses coudes sur la table, appuya la tête sur sa main, et se mit à songer dans les ténèbres.</text:p>
      <text:p text:style-name="P3"><text:tab/>— <text:span text:style-name="T57">[…] </text:span>Est-ce que je ne rêve pas ? <text:span text:style-name="T17">[…] </text:span>— Qu’y a-t-il dans cet incident ? — Comment se dénouera-t-il ? — Que faire ? <text:span text:style-name="T11">[…]</text:span></text:p>
      <text:p text:style-name="P3"><text:tab/>Sa tête était brûlante. <text:span text:style-name="T12">Il alla à la fenêtre et l’ouvrit toute grande</text:span>. Il n’y avait pas d’étoiles au ciel. Il revint s’asseoir près de la table. La première heure s’écoula ainsi. <text:s/><text:span text:style-name="T18">[…]</text:span></text:p>
      <text:p text:style-name="P4"><text:tab/>— <text:span text:style-name="T39">[…]</text:span> Mais, mon Dieu, c’est de l’égoïsme tout cela ! <text:span text:style-name="T40">[…] </text:span>Si je songeais un peu aux autres ? <text:span text:style-name="T54">[...]</text:span> Voyons, examinons. <text:span text:style-name="T55">[…]</text:span> — Si je me dénonce ? on me prend, on lâche ce Champmathieu, on me remet aux galères, c’est bien, et puis ? Que se passe-t-il ici ? Ah ! ici, il y a un pays, une ville, des fabriques, une industrie, des ouvriers, des hommes, des femmes, des vieux grands-pères, des enfants, des pauvres gens ! J’ai créé tout cela, je fais vivre tout cela ; <text:span text:style-name="T38">[…]</text:span> |<text:span text:style-name="T10">||</text:span> <text:span text:style-name="T1">Je m’ôte</text:span>, |<text:span text:style-name="T10">|| </text:span><text:span text:style-name="T1">tout meurt</text:span>. <text:span text:style-name="T21">Voilà ce qui se passe, |</text:span><text:span text:style-name="T25">|| </text:span><text:span text:style-name="T3">si je me dénonce</text:span>.</text:p>
      <text:p text:style-name="P5"><text:soft-page-break/></text:p>
      <text:p text:style-name="P5"/>
      <text:p text:style-name="P6"><text:span text:style-name="T41">1/ </text:span>|<text:span text:style-name="T10">|| </text:span><text:span text:style-name="T1">Il craignait</text:span> |<text:span text:style-name="T10">|| </text:span><text:span text:style-name="T1">qu’il n’entrât encore quelque chose </text:span>|<text:span text:style-name="T10">|| : phrase complexe /P.P + P.S.C.C</text:span></text:p>
      <text:p text:style-name="P7"><text:span text:style-name="T41">2/ </text:span><text:span text:style-name="T1">Il lui semblait</text:span> |<text:span text:style-name="T10">|| </text:span><text:span text:style-name="T1">qu’on pouvait le voir</text:span>. : <text:span text:style-name="T10">phrase complexe /P.P. + P.S.C.C</text:span></text:p>
      <text:p text:style-name="P7"><text:span text:style-name="T41">3/ </text:span>|<text:span text:style-name="T10">|| </text:span><text:span text:style-name="T1">Sa conscience : </text:span><text:span text:style-name="T2">phrase averbale</text:span></text:p>
      <text:p text:style-name="P7"><text:span text:style-name="T16">4/ </text:span><text:span text:style-name="T13">Est-il bien vrai que j’aie vu ce Javert et qu’il m’ait parlé ainsi ? : </text:span><text:span text:style-name="T22">phrase complexe / P.P + P.S.C.C + PS.C.C </text:span><text:span text:style-name="T27">+ coordination</text:span></text:p>
      <text:p text:style-name="P7"><text:span text:style-name="T16">5/ </text:span><text:span text:style-name="T14">Il alla à la fenêtre et l’ouvrit toute grande : </text:span><text:span text:style-name="T23">phrase complexe + p.i + p.i + coordinati</text:span><text:span text:style-name="T24">on</text:span></text:p>
      <text:p text:style-name="P8"><text:span text:style-name="T29">6/ </text:span><text:span text:style-name="T24">|</text:span><text:span text:style-name="T25">||</text:span><text:span text:style-name="T24"> </text:span><text:span text:style-name="T4">Je m’ôte</text:span><text:span text:style-name="T24">, |</text:span><text:span text:style-name="T25">|| </text:span><text:span text:style-name="T4">tout meurt</text:span><text:span text:style-name="T24">. : </text:span><text:span text:style-name="T26">phrase complexe, pi + pi + juxtaposition</text:span></text:p>
      <text:p text:style-name="P7"><text:span text:style-name="T29">7</text:span><text:span text:style-name="T28">/ </text:span><text:span text:style-name="T26">Voilà ce qui se passe, </text:span><text:span text:style-name="T15">si je me dénonce</text:span><text:span text:style-name="T26">. : p.subordonnée.circonstancielle d’hypothèse</text:span></text:p>
      <text:p text:style-name="P7"><text:span text:style-name="T26"/></text:p>
      <text:p text:style-name="P7"><text:span text:style-name="T26"/></text:p>
      <text:p text:style-name="P7"><text:span text:style-name="T26"/></text:p>
      <text:p text:style-name="P7"><text:span text:style-name="T26"/></text:p>
      <text:p text:style-name="P7"><text:span text:style-name="T26"/></text:p>
      <text:p text:style-name="P7"><text:span text:style-name="T26"/></text:p>
      <text:p text:style-name="P7"><text:span text:style-name="T26"/></text:p>
      <text:p text:style-name="P7"><text:span text:style-name="T26"/></text:p>
      <text:p text:style-name="P7"><text:span text:style-name="T26"/></text:p>
      <text:p text:style-name="P7"><text:span text:style-name="T26"/></text:p>
      <text:p text:style-name="P19"><text:span text:style-name="T45"/></text:p>
      <text:p text:style-name="P19"><text:span text:style-name="T45"/></text:p>
      <text:p text:style-name="P19"><text:soft-page-break/><text:span text:style-name="T45"><text:tab/></text:span><text:span text:style-name="T46">||| </text:span><text:span text:style-name="T50">La révolution survint,</text:span><text:span text:style-name="T45"> </text:span><text:span text:style-name="T46">||| </text:span><text:span text:style-name="T50">les événements se précipitèrent </text:span><text:span text:style-name="T45">; </text:span><text:span text:style-name="T46">||| </text:span><text:span text:style-name="T50">les familles parlementaires, décimées, chassées, traquées, se dispersèrent</text:span><text:span text:style-name="T45">. </text:span><text:span text:style-name="T49">|||</text:span><text:span text:style-name="T45"> </text:span><text:span text:style-name="T50">M. Charles Myriel, dès les premiers jours de la révolution, émigra en Italie</text:span><text:span text:style-name="T45">. </text:span><text:span text:style-name="T50">Sa femme y mourut d’une maladie de poitrine</text:span><text:span text:style-name="T45"> </text:span><text:span text:style-name="T46">||| </text:span><text:span text:style-name="T50">dont elle était atteinte depuis longtemps</text:span><text:span text:style-name="T45">. </text:span><text:span text:style-name="T46">||| </text:span><text:span text:style-name="T50">Ils n’avaient point d’enfants</text:span><text:span text:style-name="T45">. Que se passa-t-il ensuite dans la destinée de M. Myriel ? L’écroulement de l’ancienne société française, la chute de sa propre famille, les tragiques spectacles de 93, plus effrayants encore peut-être pour les émigrés qui les voyaient de loin avec le grossissement de l’épouvante, firent-ils germer en lui des idées de renoncement et de solitude ? Fut-il, au milieu d’une de ces distractions et de ces affections </text:span><text:span text:style-name="T48">|||</text:span><text:span text:style-name="T45"> </text:span><text:span text:style-name="T50">qui occupaient sa vie</text:span><text:span text:style-name="T45">, subitement atteint d’un de ces coups mystérieux et terribles qui viennent quelquefois renverser, en le frappant au cœur, l’homme que les catastrophes publiques n’ébranleraient pas en le frappant dans son existence et dans sa fortune ? Nul </text:span><text:bookmark text:name="9"/><text:span text:style-name="T45">n’aurait pu le dire ; tout ce qu’on savait, c’est que, </text:span><text:span text:style-name="T47">|||</text:span><text:span text:style-name="T45"> </text:span><text:span text:style-name="T50">lorsqu’il revint d’Italie</text:span><text:span text:style-name="T45">, il était prêtre. </text:span></text:p>
      <text:p text:style-name="P18"><text:span text:style-name="T44"><text:tab/></text:span><text:span text:style-name="T51">En 1804, M. Myriel était curé de B. (Brignolles)</text:span><text:span text:style-name="T44">. Il était déjà vieux, et vivait dans une retraite profonde.</text:span> </text:p>
      <text:p text:style-name="P7"><text:span text:style-name="T26"/></text:p>
      <text:p text:style-name="P7"><text:span text:style-name="T26"/></text:p>
      <text:p text:style-name="P7"><text:span text:style-name="T26"/></text:p>
      <text:p text:style-name="P7"><text:span text:style-name="T26"/></text:p>
      <text:p text:style-name="P7"><text:span text:style-name="T26"/></text:p>
      <text:p text:style-name="P7"><text:span text:style-name="T26"/></text:p>
      <text:p text:style-name="P7"><text:span text:style-name="T26"/></text:p>
      <text:p text:style-name="P7"><text:span text:style-name="T26"/></text:p>
      <text:p text:style-name="P7"><text:soft-page-break/><text:span text:style-name="T26"/></text:p>
      <text:p text:style-name="P9"><text:span text:style-name="T26">* <text:s/></text:span><text:span text:style-name="T5">La révolution survint, les événements se précipitèrent ; les familles parlementaires, décimées, chassées, traquées, se dispersèrent</text:span><text:span text:style-name="T26"> :</text:span></text:p>
      <text:p text:style-name="P9"><text:span text:style-name="T26"><text:tab/></text:span><text:span text:style-name="T31">[6] phrase complexe / p. indépendante x 3 / juxtaposition (x2)</text:span></text:p>
      <text:p text:style-name="P11"><text:span text:style-name="T31">* <text:s/></text:span><text:span text:style-name="T5">M. Charles Myriel, dès les premiers jours de la révolution, émigra en Italie</text:span></text:p>
      <text:p text:style-name="P11"><text:span text:style-name="T26"><text:tab/></text:span><text:span text:style-name="T36">[2] phrase simple / p. indépendante</text:span></text:p>
      <text:p text:style-name="P10"><text:span text:style-name="T31">* </text:span><text:span text:style-name="T5">Sa femme y mourut d’une maladie de poitrine</text:span><text:span text:style-name="T26"> </text:span><text:span text:style-name="T32">||| </text:span><text:span text:style-name="T5">dont elle était atteinte depuis longtemps</text:span><text:span text:style-name="T26">. </text:span></text:p>
      <text:p text:style-name="P10"><text:span text:style-name="T26"><text:tab/></text:span><text:span text:style-name="T32">[</text:span><text:span text:style-name="T33">3</text:span><text:span text:style-name="T32">] </text:span><text:span text:style-name="T33">phrase complexe </text:span><text:span text:style-name="T32">pr. Principale + PSR</text:span></text:p>
      <text:p text:style-name="P10"><text:span text:style-name="T32">* ||| </text:span><text:span text:style-name="T5">Ils n’avaient point d’enfants</text:span><text:span text:style-name="T26">. :</text:span></text:p>
      <text:p text:style-name="P15"><text:span text:style-name="T26"><text:tab/></text:span><text:span text:style-name="T31">[2] </text:span><text:span text:style-name="T30">phrase simple / p. indépendante</text:span></text:p>
      <text:p text:style-name="P17"><text:span text:style-name="T30">* <text:s/></text:span><text:span text:style-name="T5">qui occupaient sa vie</text:span></text:p>
      <text:p text:style-name="P17"><text:span text:style-name="T26"><text:tab/></text:span><text:span text:style-name="T35">[1] PSR</text:span></text:p>
      <text:p text:style-name="P16"><text:span text:style-name="T30">* </text:span><text:span text:style-name="T5">lorsqu’il revint d’Italie</text:span></text:p>
      <text:p text:style-name="P16"><text:span text:style-name="T26"><text:tab/></text:span><text:span text:style-name="T34">[2] ps. Circons + temps</text:span></text:p>
      <text:p text:style-name="P14"><text:span text:style-name="T26">* </text:span><text:span text:style-name="T5">En 1804, M. Myriel était curé de B. (Brignolles)</text:span><text:span text:style-name="T26">. :</text:span></text:p>
      <text:p text:style-name="P14"><text:span text:style-name="T26"><text:tab/></text:span><text:span text:style-name="T31">[2] </text:span><text:span text:style-name="T30">phrase simple / p. indépendan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avid CLM1" svg:font-family="'David CLM'"/>
    <style:font-face style:name="Deja Vu" svg:font-family="'Deja Vu'"/>
    <style:font-face style:name="DejaVu Math TeX Gyre" svg:font-family="'DejaVu Math TeX Gyre'"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0T21:49:54.581778048</meta:creation-date>
    <dc:date>2021-06-12T16:52:15.884904395</dc:date>
    <meta:editing-duration>PT1H34M9S</meta:editing-duration>
    <meta:editing-cycles>67</meta:editing-cycles>
    <meta:generator>LibreOffice/7.1.4.2$Linux_X86_64 LibreOffice_project/10$Build-2</meta:generator>
    <meta:document-statistic meta:table-count="0" meta:image-count="0" meta:object-count="0" meta:page-count="4" meta:paragraph-count="34" meta:word-count="713" meta:character-count="4114" meta:non-whitespace-character-count="3405"/>
  </office:meta>
</office:document-meta>
</file>